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sumIndexInput.getChecks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IndexInput.rea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ecksumIndexInpu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IndexInput.readBytes( byte [ ] b , int offse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sumIndexInput.seek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IndexInput.ChecksumIndexInput( IndexInput 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sumIndexInput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IndexInpu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